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507cm"/>
    </style:style>
    <style:style style:name="Table1.B" style:family="table-column">
      <style:table-column-properties style:column-width="9.289cm"/>
    </style:style>
    <style:style style:name="Table1.C" style:family="table-column">
      <style:table-column-properties style:column-width="4.205cm"/>
    </style:style>
    <style:style style:name="Table1.1" style:family="table-row">
      <style:table-row-properties fo:background-color="#f0f8ff">
        <style:background-image/>
      </style:table-row-properties>
    </style:style>
    <style:style style:name="Table1.A1" style:family="table-cell">
      <style:table-cell-properties style:vertical-align="middle" fo:padding="0.049cm" fo:border="none"/>
    </style:style>
    <style:style style:name="P1" style:family="paragraph" style:parent-style-name="Preformatted_20_Text">
      <style:text-properties fo:color="#008000"/>
    </style:style>
    <style:style style:name="P2" style:family="paragraph" style:parent-style-name="Preformatted_20_Text">
      <style:text-properties fo:background-color="#ffff00"/>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margin-top="0cm" fo:margin-bottom="0.499cm"/>
    </style:style>
    <style:style style:name="P5" style:family="paragraph" style:parent-style-name="Preformatted_20_Text">
      <style:paragraph-properties fo:margin-top="0cm" fo:margin-bottom="0.499cm" fo:text-align="start" style:justify-single-word="false"/>
    </style:style>
    <style:style style:name="P6" style:family="paragraph" style:parent-style-name="Preformatted_20_Text">
      <style:paragraph-properties fo:margin-top="0cm" fo:margin-bottom="0.499cm"/>
      <style:text-properties fo:background-color="#ffff00"/>
    </style:style>
    <style:style style:name="P7" style:family="paragraph" style:parent-style-name="Preformatted_20_Text">
      <style:paragraph-properties fo:margin-top="0cm" fo:margin-bottom="0.499cm" fo:padding="0.049cm" fo:border="0.002cm solid #000000"/>
    </style:style>
    <style:style style:name="P8" style:family="paragraph" style:parent-style-name="Preformatted_20_Text">
      <style:paragraph-properties fo:padding="0.049cm" fo:border="0.002cm solid #000000"/>
    </style:style>
    <style:style style:name="P9" style:family="paragraph" style:parent-style-name="Table_20_Heading">
      <style:paragraph-properties fo:padding="0.049cm" fo:border="0.002cm solid #000000"/>
    </style:style>
    <style:style style:name="P10" style:family="paragraph" style:parent-style-name="Table_20_Contents">
      <style:paragraph-properties fo:padding="0.049cm" fo:border="0.002cm solid #000000"/>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text-align="center" style:justify-single-word="false"/>
    </style:style>
    <style:style style:name="P13" style:family="paragraph" style:parent-style-name="Text_20_body">
      <style:paragraph-properties fo:margin-top="0cm" fo:margin-bottom="0cm" fo:text-align="start" style:justify-single-word="false"/>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fo:color="#008000" style:font-name="Courier New" fo:font-size="10pt" style:font-size-asian="10pt" style:font-size-complex="10pt"/>
    </style:style>
    <style:style style:name="P16" style:family="paragraph" style:parent-style-name="Standard">
      <style:text-properties fo:background-color="#ffff00"/>
    </style:style>
    <style:style style:name="P17" style:family="paragraph" style:parent-style-name="Text_20_body">
      <style:paragraph-properties fo:text-align="start" style:justify-single-word="false"/>
    </style:style>
    <style:style style:name="P18" style:family="paragraph" style:parent-style-name="Text_20_body">
      <style:text-properties fo:background-color="#ffff00"/>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fo:color="#008000"/>
    </style:style>
    <style:style style:name="T3" style:family="text">
      <style:text-properties fo:font-weight="bold"/>
    </style:style>
    <style:style style:name="T4" style:family="text">
      <style:text-properties fo:font-style="italic"/>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ource_20_Text">LECTURE 1: for</text:span> loops over indices </text:h>
      <text:h text:style-name="Heading_20_3" text:outline-level="3"><text:span text:style-name="Source_20_Text">range</text:span> </text:h>
      <text:p text:style-name="Text_20_body">Here is the top part of the help for <text:span text:style-name="Source_20_Text">range</text:span>: </text:p>
      <text:p text:style-name="Preformatted_20_Text">class range(object)</text:p>
      <text:p text:style-name="Preformatted_20_Text"><text:s/>| <text:s/>range([start,] stop[, step]<office:annotation><dc:creator>Unknown Author</dc:creator><dc:date>2012-10-29T09:19:51.31</dc:date><text:p text:style-name="P19"><text:span text:style-name="T5">Two optional arguments – only the stop value is required; default start is 0, default step is 1</text:span></text:p></office:annotation>) -&gt; range object</text:p>
      <text:p text:style-name="Preformatted_20_Text"><text:s/>| <text:s/></text:p>
      <text:p text:style-name="Preformatted_20_Text"><text:s/>| <text:s/>Returns a virtual sequence of numbers from start to stop by step.</text:p>
      <text:p text:style-name="P4"><text:s text:c="8"/></text:p>
      <text:p text:style-name="Text_20_body">The <text:span text:style-name="Source_20_Text"><text:span text:style-name="T1">stop</text:span></text:span><text:span text:style-name="T1"> value is not included. </text:span></text:p>
      <text:p text:style-name="Text_20_body"><text:span text:style-name="Source_20_Text">range</text:span> is typically used in a <text:span text:style-name="Source_20_Text">for</text:span> loop to iterate over a sequence of numbers. Here are some examples: </text:p>
      <text:p text:style-name="Preformatted_20_Text"># Iterate over the numbers 0, 1, 2, 3, and 4.</text:p>
      <text:p text:style-name="Preformatted_20_Text"><text:s text:c="4"/>for i in range(5):</text:p>
      <text:p text:style-name="Preformatted_20_Text"># Iterate over the numbers 2, 3, and 4.</text:p>
      <text:p text:style-name="Preformatted_20_Text"><text:s text:c="4"/>for i in range(2, 5):</text:p>
      <text:p text:style-name="Preformatted_20_Text"><text:s text:c="8"/>print (I)</text:p>
      <text:p text:style-name="Preformatted_20_Text"><text:s text:c="8"/>→ 2, 3, 4</text:p>
      <text:p text:style-name="P14"># Iterate over the numbers 3, 6, 9, 12, 15, and 18.</text:p>
      <text:p text:style-name="P14"><text:s text:c="4"/>for i in range(3, 20, 3):</text:p>
      <text:p text:style-name="P4"><text:s text:c="12"/></text:p>
      <text:h text:style-name="Heading_20_3" text:outline-level="3">Iterating over the indices of a list </text:h>
      <text:p text:style-name="Text_20_body">Because <text:span text:style-name="Source_20_Text">len</text:span> returns the number of items in a list, it can be used with <text:span text:style-name="Source_20_Text"><text:span text:style-name="T1">range</text:span></text:span> to iterate over all the indices. This loop prints all the values in a list: </text:p>
      <text:p text:style-name="P14">for i in range(len(lst)):</text:p>
      <text:p text:style-name="P14"><text:s text:c="4"/>print(lst[i])</text:p>
      <text:p text:style-name="P14"/>
      <text:p text:style-name="P14">lst = [1,2,3,4,5,6]</text:p>
      <text:p text:style-name="P14">print (len(lst))</text:p>
      <text:p text:style-name="P14">for i in range(len(lst)):<office:annotation><dc:creator>Unknown Author</dc:creator><dc:date>2012-10-29T09:31:06.31</dc:date><text:p text:style-name="P19"><text:span text:style-name="T5">This loop uses no indices</text:span></text:p></office:annotation></text:p>
      <text:p text:style-name="P14"><text:s text:c="4"/>print (i)</text:p>
      <text:p text:style-name="P14"/>
      <text:p text:style-name="P14">6</text:p>
      <text:p text:style-name="P14">0</text:p>
      <text:p text:style-name="P14">1</text:p>
      <text:p text:style-name="P14">2</text:p>
      <text:p text:style-name="P14">3</text:p>
      <text:p text:style-name="P14">4</text:p>
      <text:p text:style-name="P14">5</text:p>
      <text:p text:style-name="P14"/>
      <text:p text:style-name="P14">lst = ['a', 'b', 'c', 'd', 'e', 'f']</text:p>
      <text:p text:style-name="P14">print (len(lst))</text:p>
      <text:p text:style-name="P14">for i in range(len(lst)):<office:annotation><dc:creator>Unknown Author</dc:creator><dc:date>2012-10-29T09:31:18.32</dc:date><text:p text:style-name="P19"><text:span text:style-name="T5">This loops shows the difference between using no indices &amp; using indices</text:span></text:p></office:annotation></text:p>
      <text:p text:style-name="P14"><text:s text:c="4"/>print (i)</text:p>
      <text:p text:style-name="P14"><text:s text:c="4"/>print (lst[i])</text:p>
      <text:p text:style-name="P14">6</text:p>
      <text:p text:style-name="P14">0</text:p>
      <text:p text:style-name="P14">a</text:p>
      <text:p text:style-name="P14">1</text:p>
      <text:p text:style-name="P14">b</text:p>
      <text:p text:style-name="P14">2</text:p>
      <text:p text:style-name="P14"><text:soft-page-break/>c</text:p>
      <text:p text:style-name="P14">3</text:p>
      <text:p text:style-name="P14">d</text:p>
      <text:p text:style-name="P14">4</text:p>
      <text:p text:style-name="P14">e</text:p>
      <text:p text:style-name="P14">5</text:p>
      <text:p text:style-name="P14">f</text:p>
      <text:p text:style-name="P14"/>
      <text:p text:style-name="Text_20_body">This also gives us flexibility to process only part of a list. For example, We can print only the first half of the list: </text:p>
      <text:p text:style-name="Preformatted_20_Text">for i in range(len(lst) // 2):</text:p>
      <text:p text:style-name="P4"><text:s text:c="4"/>print(lst[i])</text:p>
      <text:p text:style-name="Text_20_body">Or every other element: </text:p>
      <text:p text:style-name="Preformatted_20_Text">for i in range(0, len(lst), 2):</text:p>
      <text:p text:style-name="P4"><text:s text:c="4"/>print(lst[i])</text:p>
      <text:h text:style-name="Heading_20_3" text:outline-level="3">Not "What" but "Where" </text:h>
      <text:p text:style-name="Text_20_body">Previously, we have written loops over characters in a string or items in a list. However, sometimes there are problems where knowing the value of the items in a list or the characters in a string is not enough; we need to know where it occurs (i.e., its index). </text:p>
      <text:h text:style-name="Heading_20_3" text:outline-level="3">Example 1 </text:h>
      <text:p text:style-name="Text_20_body">The first example is described below: </text:p>
      <text:p text:style-name="Preformatted_20_Text">def count_adjacent_repeats(s):</text:p>
      <text:p text:style-name="Preformatted_20_Text"><text:s text:c="4"/><text:span text:style-name="T2">''' (str) -&gt; int</text:span></text:p>
      <text:p text:style-name="P1"><text:s text:c="4"/></text:p>
      <text:p text:style-name="P1"><text:s text:c="4"/>Return the number of occurrences of a character and an adjacent character</text:p>
      <text:p text:style-name="P1"><text:s text:c="4"/>being the same.</text:p>
      <text:p text:style-name="P1"><text:s text:c="4"/></text:p>
      <text:p text:style-name="P1"><text:s text:c="4"/>&gt;&gt;&gt; count_adjacent_repeats('abccdeffggh')</text:p>
      <text:p text:style-name="P1"><text:s text:c="4"/>3</text:p>
      <text:p text:style-name="P1"><text:s text:c="4"/>'''</text:p>
      <text:p text:style-name="Preformatted_20_Text"><text:s text:c="4"/></text:p>
      <text:p text:style-name="Preformatted_20_Text"><text:s text:c="4"/>repeats = 0</text:p>
      <text:p text:style-name="Preformatted_20_Text"><text:s text:c="4"/></text:p>
      <text:p text:style-name="Preformatted_20_Text"><text:s text:c="4"/>for i in range(len(s) - 1)<office:annotation><dc:creator>Unknown Author</dc:creator><dc:date>2012-10-29T09:32:52.34</dc:date><text:p text:style-name="P19"><text:span text:style-name="T5">Stop at (len(string) – 1), because we want to compare the character with that which follows, and if we go all the way to the end of the string, there's no following character</text:span></text:p></office:annotation>:</text:p>
      <text:p text:style-name="Preformatted_20_Text"><text:s text:c="8"/><text:span text:style-name="T1">if s[i] == s[i + 1]</text:span>:<office:annotation><dc:creator>Unknown Author</dc:creator><dc:date>2012-10-29T09:32:33.34</dc:date><text:p text:style-name="P19"><text:span text:style-name="T5">This compares each character with the character that follows it</text:span></text:p></office:annotation></text:p>
      <text:p text:style-name="Preformatted_20_Text"><text:s text:c="12"/>repeats = repeats + 1</text:p>
      <text:p text:style-name="Preformatted_20_Text"><text:s text:c="4"/></text:p>
      <text:p text:style-name="P4"><text:s text:c="4"/>return repeats</text:p>
      <text:p text:style-name="Text_20_body">We want to compare a character in the string with another character in the string beside it. This is why we iterate over the indices because the location is important, and only knowing the value of the character does not provide us with enough information. This is how we are able to count repeated characters in a string. We can't execute the body of the loop if <text:span text:style-name="Source_20_Text">i</text:span> is <text:span text:style-name="Source_20_Text">len(s) - 1</text:span> because we compare to <text:span text:style-name="Source_20_Text">s[i + 1]</text:span>, and that would produce an <text:span text:style-name="Source_20_Text">IndexError</text:span>. </text:p>
      <text:p text:style-name="Text_20_body">If the goal was to compare each character to the one before it, rather than the one after it, <text:s/>the code would be: </text:p>
      <text:p text:style-name="P14">def count_adjacent_repeats(s): <text:s text:c="2"/></text:p>
      <text:p text:style-name="P14"><text:s text:c="4"/>repeats = 0 <text:s/></text:p>
      <text:p text:style-name="P14"><text:s text:c="4"/>for i in range<text:span text:style-name="T1">(1, len(s)</text:span>)<office:annotation><dc:creator>Unknown Author</dc:creator><dc:date>2012-10-29T09:32:52.34</dc:date><text:p text:style-name="P19"><text:span text:style-name="T5">Start at 1, because there's no character before index 0, and thus comparing from 0 will compare the first character to s[-1], the last character – stop value is len(s), because in this case, we want to go all the way to the last character </text:span></text:p></office:annotation>:</text:p>
      <text:p text:style-name="P14"><text:s text:c="8"/>if s[i] == <text:span text:style-name="T1">s[i - 1]</text:span>:<office:annotation><dc:creator>Unknown Author</dc:creator><dc:date>2012-10-29T09:32:33.34</dc:date><text:p text:style-name="P19"><text:span text:style-name="T5">This compares each character with the character that precedes it</text:span></text:p></office:annotation></text:p>
      <text:p text:style-name="P14"><text:s text:c="12"/>repeats = repeats + 1</text:p>
      <text:p text:style-name="P14"><text:soft-page-break/><text:s text:c="4"/></text:p>
      <text:p text:style-name="P14"><text:s text:c="4"/>return repeats</text:p>
      <text:p text:style-name="P14"/>
      <text:h text:style-name="Heading_20_3" text:outline-level="3">Example 2 </text:h>
      <text:p text:style-name="Standard">The second example is described below: </text:p>
      <text:p text:style-name="P14">def shift_left(L):</text:p>
      <text:p text:style-name="P14"><text:s text:c="4"/>''' (list) -&gt; NoneType<office:annotation><dc:creator>Unknown Author</dc:creator><dc:date>2012-10-29T09:49:20.34</dc:date><text:p text:style-name="P19"><text:span text:style-name="T5">Modifies the list – so return value is NoneType</text:span></text:p></office:annotation></text:p>
      <text:p text:style-name="P14"><text:s text:c="4"/></text:p>
      <text:p text:style-name="P14"><text:s text:c="4"/>Shift each item in L one position to the left and shift the first item to</text:p>
      <text:p text:style-name="P14"><text:s text:c="4"/>the last position.</text:p>
      <text:p text:style-name="P14"><text:s text:c="4"/></text:p>
      <text:p text:style-name="P14"><text:s text:c="4"/>Precondition: len(L) &gt;= 1</text:p>
      <text:p text:style-name="P14"><text:s text:c="4"/></text:p>
      <text:p text:style-name="P14"><text:s text:c="4"/>&gt;&gt;&gt; shift_left(['a', 'b', 'c', 'd'])</text:p>
      <text:p text:style-name="P14"><text:s text:c="4"/>['b', 'c', 'd', 'a']</text:p>
      <text:p text:style-name="P14"><text:s text:c="4"/>'''</text:p>
      <text:p text:style-name="P14"><text:s text:c="4"/></text:p>
      <text:p text:style-name="P14"><text:s text:c="4"/>first_item = L[0]<office:annotation><dc:creator>Unknown Author</dc:creator><dc:date>2012-10-29T09:50:49.34</dc:date><text:p text:style-name="P19"><text:span text:style-name="T5">Keeps track of the value at list[0] so that it can be put in the last position later on</text:span></text:p></office:annotation></text:p>
      <text:p text:style-name="P14"><text:s text:c="4"/></text:p>
      <text:p text:style-name="P14"><text:s text:c="4"/>for i in range(len(L) - 1):</text:p>
      <text:p text:style-name="P14"><text:s text:c="8"/>L[i] = L[i + 1]</text:p>
      <text:p text:style-name="P14"><text:s text:c="4"/></text:p>
      <text:p text:style-name="P14"><text:s text:c="4"/>L[-1] = first_item</text:p>
      <text:p text:style-name="P14"/>
      <text:p text:style-name="P14">def shift_left(L):</text:p>
      <text:p text:style-name="P14"><text:s text:c="4"/>first_item = L[0]</text:p>
      <text:p text:style-name="P14"><text:s text:c="4"/>for i in range(1, len(L)):</text:p>
      <text:p text:style-name="P14"><text:s text:c="8"/>L[i – 1] == L[i]</text:p>
      <text:p text:style-name="P14"><text:s text:c="4"/>L[-1] = first_item</text:p>
      <text:p text:style-name="P14"/>
      <text:p text:style-name="P14"/>
      <text:p text:style-name="P14">L = ['a', 'b', 'c', 'd']</text:p>
      <text:p text:style-name="P14">shift_left(L)</text:p>
      <text:p text:style-name="P14">print (L)</text:p>
      <text:p text:style-name="P14">→ ['b', 'c', 'd', 'a']</text:p>
      <text:p text:style-name="P14"/>
      <text:p text:style-name="P14">#How the list changes, in stages: </text:p>
      <text:p text:style-name="P14">#['a', 'b', 'c', 'd']</text:p>
      <text:p text:style-name="P14">#['b', 'b', 'c', 'd']</text:p>
      <text:p text:style-name="P14">#['b', 'c', 'c', 'd']</text:p>
      <text:p text:style-name="P14">#['b', 'c', 'd', 'd']</text:p>
      <text:p text:style-name="P14">#['b', 'c', 'd', 'a']</text:p>
      <text:p text:style-name="P14">#Notice that the way the list changes in stages above explains why this list-#altering function works when the list is only one item long</text:p>
      <text:p text:style-name="P14"/>
      <text:p text:style-name="P14"><text:s text:c="2"/></text:p>
      <text:p text:style-name="Standard">For the same reasons as above, merely knowing the value of the items in the list is not enough since we need to know where the items are located; we need to know the index (position) of the item in the list. </text:p>
      <text:p text:style-name="Standard"/>
      <text:p text:style-name="Standard">LECTURE 2</text:p>
      <text:h text:style-name="Heading_20_1" text:outline-level="1">Parallel Lists and Strings </text:h>
      <text:h text:style-name="Heading_20_3" text:outline-level="3">Corresponding Elements </text:h>
      <text:p text:style-name="Text_20_body">Two lists are <text:span text:style-name="Emphasis">parallel</text:span> if they have the same length and the items at each index are somehow related. The items at the same index are said to be at <text:span text:style-name="Emphasis">corresponding positions</text:span>. </text:p>
      <text:p text:style-name="Text_20_body"><text:soft-page-break/>Consider these two lists: </text:p>
      <text:p text:style-name="Preformatted_20_Text">list1 = [1, 2, 3]</text:p>
      <text:p text:style-name="P4">list2 = [2, 4, 2]</text:p>
      <text:p text:style-name="Text_20_body">In these two lists, the corresponding element of <text:span text:style-name="Source_20_Text">list1[0]</text:span> is <text:span text:style-name="Source_20_Text">list2[0]</text:span>, the corresponding element of <text:span text:style-name="Source_20_Text">list2[1]</text:span> is <text:span text:style-name="Source_20_Text">list1[1]</text:span>, and so on. </text:p>
      <text:h text:style-name="Heading_20_3" text:outline-level="3">Example of Corresponding Elements </text:h>
      <text:p text:style-name="Preformatted_20_Text">def match_characters(s1, s2):</text:p>
      <text:p text:style-name="Preformatted_20_Text"><text:s text:c="4"/>''' (str, str) -&gt; int</text:p>
      <text:p text:style-name="Preformatted_20_Text"><text:s text:c="4"/></text:p>
      <text:p text:style-name="Preformatted_20_Text"><text:s text:c="4"/>Return the number of characters in s1 that are the same as the character</text:p>
      <text:p text:style-name="Preformatted_20_Text"><text:s text:c="4"/>at the corresponding position of s2.</text:p>
      <text:p text:style-name="Preformatted_20_Text"><text:s text:c="4"/></text:p>
      <text:p text:style-name="Preformatted_20_Text"><text:s text:c="4"/>Precondition: len(s1) == len(s2)</text:p>
      <text:p text:style-name="Preformatted_20_Text"><text:s text:c="4"/></text:p>
      <text:p text:style-name="Preformatted_20_Text"><text:s text:c="4"/>&gt;&gt;&gt; match_characters('ate', 'ape')</text:p>
      <text:p text:style-name="Preformatted_20_Text"><text:s text:c="4"/>2</text:p>
      <text:p text:style-name="Preformatted_20_Text"><text:s text:c="4"/>&gt;&gt;&gt; match_characters('head', 'hard')</text:p>
      <text:p text:style-name="Preformatted_20_Text"><text:s text:c="4"/>2</text:p>
      <text:p text:style-name="Preformatted_20_Text"><text:s text:c="4"/>'''</text:p>
      <text:p text:style-name="Preformatted_20_Text"><text:s text:c="4"/></text:p>
      <text:p text:style-name="Preformatted_20_Text"><text:s text:c="4"/>num_matches = 0</text:p>
      <text:p text:style-name="Preformatted_20_Text"><text:s text:c="4"/></text:p>
      <text:p text:style-name="Preformatted_20_Text"><text:s text:c="4"/>for i in range(len(s1)):</text:p>
      <text:p text:style-name="Preformatted_20_Text"><text:s text:c="8"/>if s1[i] == s2[i]:</text:p>
      <text:p text:style-name="Preformatted_20_Text"><text:s text:c="12"/>num_matches = num_matches + 1</text:p>
      <text:p text:style-name="Preformatted_20_Text"><text:s text:c="4"/></text:p>
      <text:p text:style-name="P4"><text:s text:c="4"/>return num_matches</text:p>
      <text:p text:style-name="Text_20_body">The function above counts the corresponding elements of the two strings that are the same character. If a character of <text:span text:style-name="Source_20_Text">s1</text:span> at index <text:span text:style-name="Source_20_Text">i</text:span> is the same as the character of <text:span text:style-name="Source_20_Text">s2</text:span> at the same index, then we increment <text:span text:style-name="Source_20_Text">num_matches</text:span> by 1 (since they match). Otherwise, we continue on to the next pair of corresponding elements and compare them. </text:p>
      <text:p text:style-name="Text_20_body"/>
      <text:p text:style-name="P14">def sum_items(list1, list2):</text:p>
      <text:p text:style-name="P14">#' ' ' (list of number, list of number) → (list of number)</text:p>
      <text:p text:style-name="P14">#Return a new list in which each item is the sum of the items at the </text:p>
      <text:p text:style-name="P14">#corresponding position of list1 and list2</text:p>
      <text:p text:style-name="P14">#Precondition: len(list1) == len(list2)</text:p>
      <text:p text:style-name="P14">#&gt;&gt;&gt; sum_items([1,2,3], [2,4,2])</text:p>
      <text:p text:style-name="P14">#[3, 6, 5] ' ' ' </text:p>
      <text:p text:style-name="P14"><text:s text:c="4"/>new_lst = []</text:p>
      <text:p text:style-name="P14"><text:s text:c="4"/>for i in range(len(lst1)): </text:p>
      <text:p text:style-name="P14"><text:s text:c="6"/>new = lst1[i] + lst2[i]<office:annotation><dc:creator>Unknown Author</dc:creator><dc:date>2012-10-29T10:15:15.35</dc:date><text:p text:style-name="P19"><text:span text:style-name="T5">Code in lecture skipped naming this added result, and goes straight to new_lst.append(lst1[i] + lst2[i])</text:span></text:p></office:annotation></text:p>
      <text:p text:style-name="P14"><text:s text:c="6"/>new_lst.append(new)</text:p>
      <text:p text:style-name="P14"><text:s text:c="4"/>return new_lst</text:p>
      <text:p text:style-name="P14"/>
      <text:p text:style-name="P14"/>
      <text:p text:style-name="P14">lst1 = [1,2,3]</text:p>
      <text:p text:style-name="P14">lst2 = [2,4,2]</text:p>
      <text:p text:style-name="P14">print (sum_items(lst1, lst2))</text:p>
      <text:p text:style-name="P14"><text:tab/></text:p>
      <text:p text:style-name="P14">def count_matches(s1, s2):</text:p>
      <text:p text:style-name="P14">' ' ' (str, str) → int</text:p>
      <text:p text:style-name="P14"><text:tab/>Return the number of positions in s1 that contain the same character as <text:tab/>the corresponding positions of s2.<office:annotation><dc:creator>Unknown Author</dc:creator><dc:date>2012-10-29T10:26:39.35</dc:date><text:p text:style-name="P19"><text:span text:style-name="T5">Note that none of this code needs to be modified in order for this function to work on lists</text:span></text:p></office:annotation></text:p>
      <text:p text:style-name="P14"><text:tab/>Precondition: len(s1) == len(s2)</text:p>
      <text:p text:style-name="P14"><text:soft-page-break/><text:tab/>&gt;&gt;&gt;count_matches('ate', 'ape')</text:p>
      <text:p text:style-name="P14"><text:tab/>2 # at index[0] and index[2]</text:p>
      <text:p text:style-name="P14"><text:tab/>&gt;&gt;&gt;count_matches('head', 'hard')</text:p>
      <text:p text:style-name="P14"><text:tab/>2 #at index[0] and index[3]' ' ' <text:s/></text:p>
      <text:p text:style-name="P14"><text:s text:c="4"/>num_matches = 0</text:p>
      <text:p text:style-name="P14"><text:s text:c="4"/>for i in range(len(s1)): </text:p>
      <text:p text:style-name="P14"><text:s text:c="8"/>if s1[i] == s2[i]: </text:p>
      <text:p text:style-name="P14"><text:s text:c="12"/>num_matches = num_matches + 1</text:p>
      <text:p text:style-name="P14"><text:s text:c="4"/>return num_matches</text:p>
      <text:p text:style-name="P14"/>
      <text:p text:style-name="Standard"/>
      <text:p text:style-name="Standard">LECTURE 3</text:p>
      <text:h text:style-name="Heading_20_1" text:outline-level="1">Nested Lists </text:h>
      <text:p text:style-name="Text_20_body">Lists can contain items of any type, including other lists. These are called <text:span text:style-name="Emphasis">nested lists</text:span>. </text:p>
      <text:p text:style-name="Text_20_body">Here is an example. </text:p>
      <text:p text:style-name="Preformatted_20_Text">&gt;&gt;&gt; grades = [['Assignment 1', 80], ['Assignment 2', 90], ['Assignment 3', 70]]</text:p>
      <text:p text:style-name="Preformatted_20_Text">&gt;&gt;&gt; grades[0]</text:p>
      <text:p text:style-name="Preformatted_20_Text">['Assignment 1', 80]<office:annotation><dc:creator>Unknown Author</dc:creator><dc:date>2012-10-29T10:29:25.35</dc:date><text:p text:style-name="P19"><text:span text:style-name="T5">Item at each index of grades is a two-item list</text:span></text:p></office:annotation></text:p>
      <text:p text:style-name="Preformatted_20_Text">&gt;&gt;&gt; grades[1]</text:p>
      <text:p text:style-name="Preformatted_20_Text">['Assignment 2', 90]</text:p>
      <text:p text:style-name="Preformatted_20_Text">&gt;&gt;&gt; grades[2]</text:p>
      <text:p text:style-name="P4">['Assignment 3', 70]</text:p>
      <text:p text:style-name="Text_20_body">To access a nested item, first select the sublist, and then treat the result as a regular list. For example, to access <text:span text:style-name="Source_20_Text">'Assignment 1'</text:span>, we can first get the sublist and then use it as we would a regular list: </text:p>
      <text:p text:style-name="Text_20_body"/>
      <text:p text:style-name="Preformatted_20_Text">&gt;&gt;&gt; sublist = grades[0]</text:p>
      <text:p text:style-name="Preformatted_20_Text">&gt;&gt;&gt; sublist</text:p>
      <text:p text:style-name="Preformatted_20_Text">['Assignment 1', 80]</text:p>
      <text:p text:style-name="Preformatted_20_Text">&gt;&gt;&gt; sublist[0]<office:annotation><dc:creator>Unknown Author</dc:creator><dc:date>2012-10-29T10:30:21.35</dc:date><text:p text:style-name="P19"><text:span text:style-name="T5">No need to rename the “sublist” variable here – grades[0][0] will produce “Assignment 1”, and grades[0][1] will produce “80”S</text:span></text:p></office:annotation></text:p>
      <text:p text:style-name="Preformatted_20_Text">'Assignment 1'</text:p>
      <text:p text:style-name="Preformatted_20_Text">&gt;&gt;&gt; sublist[1]</text:p>
      <text:p text:style-name="Preformatted_20_Text">80</text:p>
      <text:p text:style-name="P4"><text:s text:c="32"/></text:p>
      <text:p text:style-name="Text_20_body">Both <text:span text:style-name="Source_20_Text">sublist</text:span> and <text:span text:style-name="Source_20_Text">grades[0]</text:span> contain the memory address of the <text:span text:style-name="Source_20_Text">['Assignment 1', 80]</text:span> nested list. </text:p>
      <text:p text:style-name="Text_20_body">We can access the items inside the nested lists like this: </text:p>
      <text:p text:style-name="Preformatted_20_Text">&gt;&gt;&gt; grades[0][0]</text:p>
      <text:p text:style-name="Preformatted_20_Text">'Assignment 1'</text:p>
      <text:p text:style-name="Preformatted_20_Text">&gt;&gt;&gt; grades[0][1]</text:p>
      <text:p text:style-name="Preformatted_20_Text">80</text:p>
      <text:p text:style-name="Preformatted_20_Text">&gt;&gt;&gt; grades[1][0]</text:p>
      <text:p text:style-name="Preformatted_20_Text">'Assignment 2'</text:p>
      <text:p text:style-name="Preformatted_20_Text">&gt;&gt;&gt; grades[1][1]</text:p>
      <text:p text:style-name="Preformatted_20_Text">90</text:p>
      <text:p text:style-name="Preformatted_20_Text">&gt;&gt;&gt; grades[2][0]</text:p>
      <text:p text:style-name="Preformatted_20_Text">'Assignment 3'</text:p>
      <text:p text:style-name="Preformatted_20_Text">&gt;&gt;&gt; grades[2][1]</text:p>
      <text:p text:style-name="P14">70</text:p>
      <text:p text:style-name="P14"/>
      <text:p text:style-name="P14">def calculate_average(asn_grades):</text:p>
      <text:p text:style-name="P14"><text:tab/><text:span text:style-name="T2">''' (list of list of[str, number]) → float</text:span></text:p>
      <text:p text:style-name="P15"><text:soft-page-break/><text:tab/>return the average of the grades in asn_grades</text:p>
      <text:p text:style-name="P15"><text:tab/>&gt;&gt;&gt;calculate_average(['A1', 80], ['A2', 90])</text:p>
      <text:p text:style-name="P15"><text:tab/>85.0 '''</text:p>
      <text:p text:style-name="P14"><text:tab/>total = 0</text:p>
      <text:p text:style-name="P14"><text:tab/>for item in asn_grades: </text:p>
      <text:p text:style-name="P14"><text:tab/><text:tab/>total = total + item[1]<office:annotation><dc:creator>Unknown Author</dc:creator><dc:date>2012-10-29T10:36:28.37</dc:date><text:p text:style-name="P19"><text:span text:style-name="T5">This index picks out the grade</text:span></text:p></office:annotation></text:p>
      <text:p text:style-name="P14"><text:tab/>return total / len(asn_grades)</text:p>
      <text:p text:style-name="P14"/>
      <text:p text:style-name="Standard">LECTURE 4</text:p>
      <text:h text:style-name="Heading_20_1" text:outline-level="1">Nested Loops </text:h>
      <text:h text:style-name="Heading_20_3" text:outline-level="3">Bodies of Loops </text:h>
      <text:p text:style-name="Text_20_body">The <text:span text:style-name="T1">bodies of loops can contain any statements, including other loops</text:span>. When this occurs, this is known as a <text:span text:style-name="Emphasis">nested loop</text:span>. Here is a nested loop involving 2 <text:span text:style-name="Source_20_Text">for</text:span> loops: </text:p>
      <text:p text:style-name="Preformatted_20_Text">for i in range(10, 13):</text:p>
      <text:p text:style-name="Preformatted_20_Text"><text:s text:c="4"/>for j in range(1, 5):</text:p>
      <text:p text:style-name="Preformatted_20_Text"><text:s text:c="8"/>print(i, j)</text:p>
      <text:p text:style-name="P4"><text:s text:c="15"/></text:p>
      <text:p text:style-name="Text_20_body">Here is the output: </text:p>
      <text:p text:style-name="Preformatted_20_Text">10 1</text:p>
      <text:p text:style-name="Preformatted_20_Text">10 2</text:p>
      <text:p text:style-name="Preformatted_20_Text">10 3</text:p>
      <text:p text:style-name="Preformatted_20_Text">10 4</text:p>
      <text:p text:style-name="Preformatted_20_Text">11 1</text:p>
      <text:p text:style-name="Preformatted_20_Text">11 2</text:p>
      <text:p text:style-name="Preformatted_20_Text">11 3</text:p>
      <text:p text:style-name="Preformatted_20_Text">11 4</text:p>
      <text:p text:style-name="Preformatted_20_Text">12 1</text:p>
      <text:p text:style-name="Preformatted_20_Text">12 2</text:p>
      <text:p text:style-name="Preformatted_20_Text">12 3</text:p>
      <text:p text:style-name="P4">12 4</text:p>
      <text:p text:style-name="Text_20_body">Notice that when <text:span text:style-name="Source_20_Text">i</text:span> is 10, the inner loop executes in its entirety, and only after <text:span text:style-name="Source_20_Text">j</text:span> has ranged from 1 through 4 is <text:span text:style-name="Source_20_Text">i</text:span> assigned the value <text:span text:style-name="Source_20_Text">11</text:span>. </text:p>
      <text:h text:style-name="Heading_20_3" text:outline-level="3">Example of Nested Loops </text:h>
      <text:p text:style-name="Preformatted_20_Text">def calculate_averages(grades):</text:p>
      <text:p text:style-name="Preformatted_20_Text"><text:s text:c="4"/><text:span text:style-name="T2">''' (list of list of number) -&gt; list of float</text:span></text:p>
      <text:p text:style-name="P1"/>
      <text:p text:style-name="P1"><text:s text:c="4"/>Return a new list in which each item is the average of the grades in the</text:p>
      <text:p text:style-name="P1"><text:s text:c="4"/>inner list at the corresponding position of grades.</text:p>
      <text:p text:style-name="P1"/>
      <text:p text:style-name="P1"><text:s text:c="4"/>&gt;&gt;&gt; calculate_averages([[70, 75, 80], [70, 80, 90, 100], [80, 100]])</text:p>
      <text:p text:style-name="P1"><text:s text:c="4"/>[75.0, 85.0, 90.0]</text:p>
      <text:p text:style-name="P1"><text:s text:c="4"/>'''</text:p>
      <text:p text:style-name="Preformatted_20_Text"/>
      <text:p text:style-name="Preformatted_20_Text"><text:s text:c="4"/>averages = []</text:p>
      <text:p text:style-name="Preformatted_20_Text"/>
      <text:p text:style-name="Preformatted_20_Text"><text:s text:c="4"/># <text:span text:style-name="T1">Calculate the average of each sublist and append it to averages.</text:span></text:p>
      <text:p text:style-name="P2"><text:s text:c="4"/>for grades_list in grades:</text:p>
      <text:p text:style-name="Preformatted_20_Text"><text:s text:c="4"/># Calculate the average of grades_list.</text:p>
      <text:p text:style-name="Preformatted_20_Text"><text:s text:c="4"/>total = 0</text:p>
      <text:p text:style-name="Preformatted_20_Text"><text:s text:c="4"/>for mark in grades_list:</text:p>
      <text:p text:style-name="Preformatted_20_Text"><text:s text:c="8"/>total = total + mark</text:p>
      <text:p text:style-name="Preformatted_20_Text"><text:soft-page-break/></text:p>
      <text:p text:style-name="Preformatted_20_Text"><text:s text:c="8"/>averages.append(total / len(grades_list))</text:p>
      <text:p text:style-name="Preformatted_20_Text"/>
      <text:p text:style-name="P4"><text:s text:c="4"/>return averages</text:p>
      <text:p text:style-name="Text_20_body">In <text:span text:style-name="Source_20_Text">calculate_averages</text:span>, the <text:span text:style-name="Emphasis">outer</text:span> <text:span text:style-name="Source_20_Text">for</text:span> loop iterates through each sublist in <text:span text:style-name="Source_20_Text">grades</text:span>. We then calculate the average of that sublist using a <text:span text:style-name="Emphasis">nested</text:span>, or <text:span text:style-name="Emphasis">inner</text:span>, loop, and add the average to the accumulator (the new list, <text:span text:style-name="Source_20_Text">averages</text:span>). </text:p>
      <text:p text:style-name="P14"/>
      <text:p text:style-name="P14">def mystery_lst(lst):</text:p>
      <text:p text:style-name="P14"><text:s text:c="2"/>for sublist in lst: </text:p>
      <text:p text:style-name="P14"><text:s text:c="4"/>total = 0 <office:annotation><dc:creator>Unknown Author</dc:creator><dc:date>2012-10-29T11:14:02.37</dc:date><text:p text:style-name="P19"><text:span text:style-name="T5">Note that total gets reset to 0 for every sublist, so the final total returned is only the sum of the items in the last sublist – <text:s/>to add up ALL the sublists, we need to move the total = 0 line OUTSIDE the first for loop</text:span></text:p></office:annotation></text:p>
      <text:p text:style-name="P14"><text:s text:c="4"/>for num in sublist: </text:p>
      <text:p text:style-name="P14"><text:s text:c="6"/>total = total + num</text:p>
      <text:p text:style-name="P14"><text:s text:c="2"/>return total </text:p>
      <text:p text:style-name="P14"><text:s text:c="2"/></text:p>
      <text:p text:style-name="P14"><text:s text:c="2"/></text:p>
      <text:p text:style-name="P14">print (mystery_lst([[10,20], [20], [40,10]])) → 50 # see comment</text:p>
      <text:p text:style-name="Standard"/>
      <text:p text:style-name="Standard">LECTURE 5</text:p>
      <text:h text:style-name="Heading_20_1" text:outline-level="1">Reading Files </text:h>
      <text:p text:style-name="Text_20_body">Information stored in files can be accessed by a Python program. To get access to the contents of a file, you need to <text:span text:style-name="Emphasis">open</text:span> the file in your program. When you are done using a file, you should <text:span text:style-name="Emphasis">close</text:span> it. </text:p>
      <text:h text:style-name="Heading_20_3" text:outline-level="3">Opening and Closing A File </text:h>
      <text:p text:style-name="Text_20_body">Python has a built-in function <text:span text:style-name="Source_20_Text">open</text:span> that can open a file for reading. </text:p>
      <text:p text:style-name="Text_20_body">The form of <text:span text:style-name="Source_20_Text">open</text:span> is <text:span text:style-name="Source_20_Text">open(filename, mode)</text:span>, where mode is <text:span text:style-name="Source_20_Text">'r'</text:span> (to open for reading), <text:span text:style-name="Source_20_Text">'w'</text:span> (to open for writing), or <text:span text:style-name="Source_20_Text">'a'</text:span> (to open for appending to what is already in the file). </text:p>
      <text:p text:style-name="Text_20_body">This opens a file called <text:span text:style-name="Source_20_Text">In Flanders Fields.txt</text:span> for reading: </text:p>
      <text:p text:style-name="P4">flanders_file = open('In Flanders Fields.txt', 'r')</text:p>
      <text:p text:style-name="Text_20_body">Note that if the file is saved in the same directory as your program, you can simply write the name of the file, as was done in the above example. However, if it is not saved in the same directory, you must provide the full path to it. </text:p>
      <text:p text:style-name="Text_20_body">To close a file, you write <text:span text:style-name="Source_20_Text">flanders_file.close()</text:span> . </text:p>
      <text:p text:style-name="Text_20_body">There are four standard ways to read from a file. Some use these methods: </text:p>
      <text:p text:style-name="Text_20_body"><text:span text:style-name="Source_20_Text">readline()</text:span>: read and return the next line from the file, including the newline character (if it exists). Return the empty string if there are no more lines in the file. </text:p>
      <text:p text:style-name="Text_20_body"><text:span text:style-name="Source_20_Text">readlines()</text:span>: read and return all lines in a file in a list. <text:span text:style-name="T1">The lines include the newline character. </text:span><text:span text:style-name="T1"><office:annotation><dc:creator>Unknown Author</dc:creator><dc:date>2012-10-29T12:10:36.37</dc:date><text:p text:style-name="P19"><text:span text:style-name="T5">NB re: indexing</text:span></text:p></office:annotation></text:span></text:p>
      <text:p text:style-name="Text_20_body"><text:span text:style-name="Source_20_Text">read()</text:span>: read the whole file as a single strin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Approach </text:p>
          </table:table-cell>
          <table:table-cell table:style-name="Table1.A1" office:value-type="string">
            <text:p text:style-name="P9">Code </text:p>
          </table:table-cell>
          <table:table-cell table:style-name="Table1.A1" office:value-type="string">
            <text:p text:style-name="P9">When to use it </text:p>
          </table:table-cell>
        </table:table-row>
        <table:table-row>
          <table:table-cell table:style-name="Table1.A1" office:value-type="string">
            <text:p text:style-name="P10">The <text:span text:style-name="Source_20_Text">readline</text:span> approach </text:p>
          </table:table-cell>
          <table:table-cell table:style-name="Table1.A1" office:value-type="string">
            <text:p text:style-name="P8">file = open(filename, 'r')</text:p>
            <text:p text:style-name="P8"/>
            <text:p text:style-name="P8"># Read lines until we reach the</text:p>
            <text:p text:style-name="P8"># place in the file that we want.</text:p>
            <text:p text:style-name="P8">line = file.readline()</text:p>
            <text:p text:style-name="P8">while <text:span text:style-name="Emphasis">we are not at the place we want</text:span>:</text:p>
            <text:p text:style-name="P8"><text:soft-page-break/><text:s text:c="4"/>line = file.readline()</text:p>
            <text:p text:style-name="P8"/>
            <text:p text:style-name="P8"># Now we have reached the section</text:p>
            <text:p text:style-name="P8"># of the file we want to process.</text:p>
            <text:p text:style-name="P8"/>
            <text:p text:style-name="P8">line = file.readline()</text:p>
            <text:p text:style-name="P8">while <text:span text:style-name="Emphasis">we are not at the end of the section</text:span>:</text:p>
            <text:p text:style-name="P8"><text:s text:c="4"/><text:span text:style-name="Emphasis">process the line</text:span></text:p>
            <text:p text:style-name="P8"><text:s text:c="4"/>line = file.readline()</text:p>
            <text:p text:style-name="P8"/>
            <text:p text:style-name="P7">flanders_file.close()</text:p>
          </table:table-cell>
          <table:table-cell table:style-name="Table1.A1" office:value-type="string">
            <text:p text:style-name="P10">When you want to process only part of a file. </text:p>
          </table:table-cell>
        </table:table-row>
        <table:table-row table:style-name="Table1.1">
          <table:table-cell table:style-name="Table1.A1" office:value-type="string">
            <text:p text:style-name="P10">The <text:span text:style-name="Source_20_Text">for </text:span><text:span text:style-name="Source_20_Text"><text:span text:style-name="Emphasis">line</text:span></text:span><text:span text:style-name="Source_20_Text"> in </text:span><text:span text:style-name="Source_20_Text"><text:span text:style-name="Emphasis">file</text:span></text:span> approach </text:p>
          </table:table-cell>
          <table:table-cell table:style-name="Table1.A1" office:value-type="string">
            <text:p text:style-name="P8">file = open(filename, 'r')</text:p>
            <text:p text:style-name="P8"/>
            <text:p text:style-name="P8">for line in file:</text:p>
            <text:p text:style-name="P8"><text:s text:c="4"/><text:span text:style-name="Emphasis">process the line</text:span></text:p>
            <text:p text:style-name="P8"/>
            <text:p text:style-name="P7">file.close()</text:p>
          </table:table-cell>
          <table:table-cell table:style-name="Table1.A1" office:value-type="string">
            <text:p text:style-name="P10">When you want to process every line in the file one at a time. </text:p>
          </table:table-cell>
        </table:table-row>
        <table:table-row>
          <table:table-cell table:style-name="Table1.A1" office:value-type="string">
            <text:p text:style-name="P10">The <text:span text:style-name="Source_20_Text">read</text:span> approach </text:p>
          </table:table-cell>
          <table:table-cell table:style-name="Table1.A1" office:value-type="string">
            <text:p text:style-name="P8">file = open(filename, 'r')</text:p>
            <text:p text:style-name="P8"/>
            <text:p text:style-name="P8">contents = file.read()</text:p>
            <text:p text:style-name="P8"/>
            <text:p text:style-name="P8"><text:span text:style-name="Emphasis">now process</text:span> contents</text:p>
            <text:p text:style-name="P8"/>
            <text:p text:style-name="P7">file.close()</text:p>
          </table:table-cell>
          <table:table-cell table:style-name="Table1.A1" office:value-type="string">
            <text:p text:style-name="P10">When you want to read the whole file at once and use it as a single string. </text:p>
          </table:table-cell>
        </table:table-row>
        <table:table-row table:style-name="Table1.1">
          <table:table-cell table:style-name="Table1.A1" office:value-type="string">
            <text:p text:style-name="P10">The <text:span text:style-name="Source_20_Text">readlines</text:span> approach </text:p>
          </table:table-cell>
          <table:table-cell table:style-name="Table1.A1" office:value-type="string">
            <text:p text:style-name="P8">file = open(filename, 'r')</text:p>
            <text:p text:style-name="P8"/>
            <text:p text:style-name="P8"># Get the contents as a list of strings.</text:p>
            <text:p text:style-name="P8">contents_list = file.readlines()</text:p>
            <text:p text:style-name="P8"/>
            <text:p text:style-name="P8"><text:span text:style-name="Emphasis">process</text:span> contents_list <text:span text:style-name="Emphasis">using indexing to</text:span></text:p>
            <text:p text:style-name="P8"><text:span text:style-name="Emphasis">access particular lines from the file</text:span></text:p>
            <text:p text:style-name="P8"/>
            <text:p text:style-name="P7">file.close()</text:p>
          </table:table-cell>
          <table:table-cell table:style-name="Table1.A1" office:value-type="string">
            <text:p text:style-name="P10">When you want to examine each line of a file by index. </text:p>
          </table:table-cell>
        </table:table-row>
      </table:table>
      <text:h text:style-name="Heading_20_3" text:outline-level="3">Examples from the video </text:h>
      <text:p text:style-name="Text_20_body">Here are the code examples that appeared in the video. All of them read the entire file into a string and print that string. </text:p>
      <text:h text:style-name="Heading_20_4" text:outline-level="4">The <text:span text:style-name="Source_20_Text">readline</text:span> approach <office:annotation><dc:creator>Unknown Author</dc:creator><dc:date>2012-10-29T12:41:30.54</dc:date><text:p text:style-name="P19"><text:span text:style-name="T5">Readline already reads &amp; returns newline characters, and then “print” adds another new line</text:span></text:p></office:annotation></text:h>
      <text:p text:style-name="Preformatted_20_Text">flanders_file = open(flanders_filename, 'r')</text:p>
      <text:p text:style-name="Preformatted_20_Text">flanders_poem = ''</text:p>
      <text:p text:style-name="Preformatted_20_Text"/>
      <text:p text:style-name="Preformatted_20_Text">line = flanders_file.readline()</text:p>
      <text:p text:style-name="Preformatted_20_Text">while line != ""<office:annotation><dc:creator>Unknown Author</dc:creator><dc:date>2013-03-08T16:42:07.03</dc:date><text:p text:style-name="P20"><text:span text:style-name="T6">Readline will return the empty string when it is out of lines – the enables the use of while loops</text:span></text:p></office:annotation>:</text:p>
      <text:p text:style-name="Preformatted_20_Text"><text:s text:c="4"/>flanders_poem = flanders_poem + line</text:p>
      <text:p text:style-name="Preformatted_20_Text"><text:s text:c="4"/>line = flanders_file.readline()</text:p>
      <text:p text:style-name="Preformatted_20_Text"/>
      <text:p text:style-name="Preformatted_20_Text">print(flanders_poem)</text:p>
      <text:p text:style-name="Preformatted_20_Text">flanders_file.close()</text:p>
      <text:p text:style-name="P4"><text:s text:c="8"/></text:p>
      <text:h text:style-name="Heading_20_4" text:outline-level="4"><text:soft-page-break/>The <text:span text:style-name="Source_20_Text">for </text:span><text:span text:style-name="Source_20_Text"><text:span text:style-name="Emphasis">line</text:span></text:span><text:span text:style-name="Source_20_Text"> in </text:span><text:span text:style-name="Source_20_Text"><text:span text:style-name="Emphasis">file</text:span></text:span> approach </text:h>
      <text:p text:style-name="Preformatted_20_Text">flanders_file = open(flanders_filename, 'r')</text:p>
      <text:p text:style-name="Preformatted_20_Text">flanders_poem = ''</text:p>
      <text:p text:style-name="Preformatted_20_Text"/>
      <text:p text:style-name="Preformatted_20_Text">for line in flanders_file:</text:p>
      <text:p text:style-name="Preformatted_20_Text"><text:s text:c="4"/>flanders_poem = flanders_poem + line</text:p>
      <text:p text:style-name="Preformatted_20_Text"/>
      <text:p text:style-name="Preformatted_20_Text">print(flanders_poem)</text:p>
      <text:p text:style-name="Preformatted_20_Text">flanders_file.close()</text:p>
      <text:p text:style-name="P4"><text:s text:c="8"/></text:p>
      <text:h text:style-name="Heading_20_4" text:outline-level="4">The <text:span text:style-name="Source_20_Text">read</text:span> approach </text:h>
      <text:p text:style-name="Preformatted_20_Text">flanders_file = open(flanders_filename, 'r')</text:p>
      <text:p text:style-name="Preformatted_20_Text">flanders_poem = flanders_file.read()</text:p>
      <text:p text:style-name="Preformatted_20_Text"/>
      <text:p text:style-name="Preformatted_20_Text">print(flanders_poem)</text:p>
      <text:p text:style-name="Preformatted_20_Text">flanders_file.close()</text:p>
      <text:p text:style-name="P4"><text:s text:c="8"/></text:p>
      <text:h text:style-name="Heading_20_4" text:outline-level="4">The readlines approach </text:h>
      <text:p text:style-name="Preformatted_20_Text">flanders_file = open(flanders_filename, 'r')</text:p>
      <text:p text:style-name="Preformatted_20_Text">flanders_poem = ''</text:p>
      <text:p text:style-name="Preformatted_20_Text"/>
      <text:p text:style-name="Preformatted_20_Text">flanders_list = flanders_file.readlines()</text:p>
      <text:p text:style-name="Preformatted_20_Text">for line in flanders_list:</text:p>
      <text:p text:style-name="Preformatted_20_Text"><text:s text:c="4"/>flanders_poem = flanders_poem + line</text:p>
      <text:p text:style-name="Preformatted_20_Text"/>
      <text:p text:style-name="Preformatted_20_Text">print(flanders_poem)</text:p>
      <text:p text:style-name="Preformatted_20_Text">flanders_file.close()</text:p>
      <text:p text:style-name="Preformatted_20_Text"/>
      <text:p text:style-name="Preformatted_20_Text">LECTURE 6</text:p>
      <text:h text:style-name="Heading_20_1" text:outline-level="1">Write Files </text:h>
      <text:h text:style-name="Heading_20_3" text:outline-level="3">Writing To A File Within A Python Program </text:h>
      <text:p text:style-name="Text_20_body">In order to write to a file, we use <text:span text:style-name="Source_20_Text"><text:span text:style-name="Emphasis">file</text:span></text:span><text:span text:style-name="Source_20_Text">.write(str)</text:span>. This method writes a string to a file. Method <text:span text:style-name="Source_20_Text">write</text:span> works like Python's <text:span text:style-name="Source_20_Text">print</text:span> function, except that it does not add a newline character. </text:p>
      <text:h text:style-name="Heading_20_3" text:outline-level="3">File dialogs </text:h>
      <text:p text:style-name="Text_20_body">Module <text:span text:style-name="Source_20_Text">tkinter</text:span> has a submodule called <text:span text:style-name="Source_20_Text">filedialog</text:span>. We import it like this: </text:p>
      <text:p text:style-name="P4">import tkinter.filedialog</text:p>
      <text:p text:style-name="Text_20_body">Function <text:span text:style-name="Source_20_Text">askopenfilename</text:span> asks the user to select a file to open: </text:p>
      <text:p text:style-name="P4">tkinter.filedialog.askopenfilename()</text:p>
      <text:p text:style-name="Text_20_body">This function returns the full path to the file, so we can use that when we call function <text:span text:style-name="Source_20_Text">open</text:span> to open that file. </text:p>
      <text:p text:style-name="P4">from_filename = tkinter.filedialog.askopenfilename()</text:p>
      <text:p text:style-name="Text_20_body"><text:soft-page-break/>Function <text:span text:style-name="Source_20_Text">asksaveasfilename</text:span> asks the user to select a file to save to, and provides a warning if the file already exists. </text:p>
      <text:p text:style-name="P4">to_filename = tkinter.filedialog.asksaveasfilename()</text:p>
      <text:h text:style-name="Heading_20_3" text:outline-level="3">Example </text:h>
      <text:p text:style-name="Text_20_body">Below is a program that copies a file, but puts <text:span text:style-name="Source_20_Text">"Copy"</text:span> as the first line of the copied file. </text:p>
      <text:p text:style-name="Text_20_body">In order to prompt a user for a file. </text:p>
      <text:p text:style-name="Text_20_body">Now we can open the file we want to read from and get the contents: </text:p>
      <text:p text:style-name="Preformatted_20_Text">from_file = open(from_filename, 'r')</text:p>
      <text:p text:style-name="Preformatted_20_Text">contents = from_file.read()</text:p>
      <text:p text:style-name="P4">from_file.close()</text:p>
      <text:p text:style-name="Text_20_body">And we can open the file we want to write to and write the contents: </text:p>
      <text:p text:style-name="Preformatted_20_Text">to_file = open(to_filename, 'w')</text:p>
      <text:p text:style-name="Preformatted_20_Text">to_file.write('Copy\n') <text:s/># We have to add the newline ourselves.</text:p>
      <text:p text:style-name="Preformatted_20_Text">to_file.write(contents) <text:s/># Now write the contents of the file.</text:p>
      <text:p text:style-name="P4">to_file.close()</text:p>
      <text:p text:style-name="Horizontal_20_Line"/>
      <text:p text:style-name="P12">Jennifer Campbell • Paul Gries<text:line-break/>University of Toronto </text:p>
      <text:p text:style-name="Horizontal_20_Line"/>
      <text:p text:style-name="Standard">LECTURE 6 </text:p>
      <text:p text:style-name="Standard"/>
      <text:p text:style-name="Standard">EXERCISE 6</text:p>
      <text:h text:style-name="Heading_20_3" text:outline-level="3">Question 1</text:h>
      <text:p text:style-name="Text_20_body">Consider the code: </text:p>
      <text:p text:style-name="Preformatted_20_Text">def merge(L):</text:p>
      <text:p text:style-name="Preformatted_20_Text"><text:s text:c="4"/>merged = []</text:p>
      <text:p text:style-name="Preformatted_20_Text"><text:s text:c="4"/>for i in range(0, len(L), <text:span text:style-name="T1">3</text:span><text:span text:style-name="T1"><office:annotation><dc:creator>Unknown Author</dc:creator><dc:date>2012-10-29T11:04:19.56</dc:date><text:p text:style-name="P19"><text:span text:style-name="T5">Step = 3 – program adds each set of 3</text:span></text:p></office:annotation></text:span>):</text:p>
      <text:p text:style-name="Preformatted_20_Text"><text:s text:c="8"/>merged.append(L[i] + L[i + 1] + L[i + 2])</text:p>
      <text:p text:style-name="Preformatted_20_Text"><text:s text:c="4"/>return merged</text:p>
      <text:p text:style-name="Preformatted_20_Text"/>
      <text:p text:style-name="P4">print(merge([1, 2, <text:span text:style-name="T1">3</text:span>, 4, 5, <text:span text:style-name="T1">6</text:span>, 7, 8, <text:span text:style-name="T1">9</text:span>]))</text:p>
      <text:p text:style-name="P11">What is printed by the code above?</text:p>
      <text:p text:style-name="P11"><text:span text:style-name="Source_20_Text">[123, 456, 789]</text:span> </text:p>
      <text:p text:style-name="P11"><text:span text:style-name="Source_20_Text">[12, 15, 18]</text:span> </text:p>
      <text:p text:style-name="P11"><text:span text:style-name="Source_20_Text">[1, 4, 7]</text:span> </text:p>
      <text:p text:style-name="Text_20_body"><text:span text:style-name="Source_20_Text"><text:span text:style-name="T1">[6, 15, 24]</text:span></text:span><text:span text:style-name="T1"> </text:span></text:p>
      <text:h text:style-name="Heading_20_3" text:outline-level="3">Question 2</text:h>
      <text:p text:style-name="P17">Consider the code: </text:p>
      <text:p text:style-name="P3">def mystery(s):</text:p>
      <text:p text:style-name="P3"><text:s text:c="4"/>''' (str) -&gt; bool</text:p>
      <text:p text:style-name="P3"><text:s text:c="4"/>'''</text:p>
      <text:p text:style-name="P3"><text:s text:c="4"/>matches = 0</text:p>
      <text:p text:style-name="P3"><text:soft-page-break/><text:s text:c="4"/>for i in range(len(s) // 2):</text:p>
      <text:p text:style-name="P3"><text:s text:c="8"/>if s[i] == s[len(s) - 1 - i]: <text:s text:c="4"/># &lt;--- How many times is this line reached?</text:p>
      <text:p text:style-name="P3"><text:s text:c="12"/>matches = matches + 1</text:p>
      <text:p text:style-name="P3"/>
      <text:p text:style-name="P5"><text:s text:c="4"/>return matches == (len(s) // 2)</text:p>
      <text:p text:style-name="P13">Trace the function call <text:span text:style-name="Source_20_Text">mystery('civil')</text:span> using the Python Visualizer. How many times is the line marked above reached?</text:p>
      <text:p text:style-name="P18"><text:s/>2</text:p>
      <text:h text:style-name="Heading_20_3" text:outline-level="3">Question 3</text:h>
      <text:p text:style-name="Text_20_body">Consider the code: </text:p>
      <text:p text:style-name="Preformatted_20_Text">def mystery(s):</text:p>
      <text:p text:style-name="Preformatted_20_Text"><text:s text:c="4"/>''' (str) -&gt; bool</text:p>
      <text:p text:style-name="Preformatted_20_Text"><text:s text:c="4"/>'''</text:p>
      <text:p text:style-name="Preformatted_20_Text"><text:s text:c="4"/>matches = 0</text:p>
      <text:p text:style-name="Preformatted_20_Text"><text:s text:c="4"/>for i in range(len(s) // 2):</text:p>
      <text:p text:style-name="Preformatted_20_Text"><text:s text:c="8"/>if s[i] == s[len(s) - 1 - i]:</text:p>
      <text:p text:style-name="Preformatted_20_Text"><text:s text:c="12"/>matches = matches + 1</text:p>
      <text:p text:style-name="Preformatted_20_Text"/>
      <text:p text:style-name="P4"><text:s text:c="4"/>return matches == (len(s) // 2)</text:p>
      <text:p text:style-name="P11">Which is the best docstring description for function <text:span text:style-name="Source_20_Text">mystery</text:span>?</text:p>
      <text:p text:style-name="P11"><text:span text:style-name="T1">Return </text:span><text:span text:style-name="Source_20_Text"><text:span text:style-name="T1">True</text:span></text:span><text:span text:style-name="T1"> if and only if </text:span><text:span text:style-name="Source_20_Text"><text:span text:style-name="T1">s</text:span></text:span><text:span text:style-name="T1"> is equal to the reverse of </text:span><text:span text:style-name="Source_20_Text"><text:span text:style-name="T1">s</text:span></text:span><text:span text:style-name="T1">. </text:span></text:p>
      <text:p text:style-name="P11">Return <text:span text:style-name="Source_20_Text">True</text:span> if and only if <text:span text:style-name="Source_20_Text">s[:len(s) // 2]</text:span> is the same as <text:span text:style-name="Source_20_Text">s[len(s) // 2:]</text:span>.<office:annotation><dc:creator>Unknown Author</dc:creator><dc:date>2012-10-29T11:27:37.57</dc:date><text:p text:style-name="P19"><text:span text:style-name="T5">Sounds plausible at first, but consider 'madam' <text:s/>– the first index gives 'ma' and the second gives 'am', and these are not the same.</text:span></text:p></office:annotation> </text:p>
      <text:p text:style-name="P11">Return <text:span text:style-name="Source_20_Text">True</text:span> if and only if the number of duplicate characters in <text:span text:style-name="Source_20_Text">s</text:span> is equal to <text:span text:style-name="Source_20_Text">len(s) // 2</text:span>. </text:p>
      <text:p text:style-name="Text_20_body">Return <text:span text:style-name="Source_20_Text">True</text:span> if and only if there are exactly <text:span text:style-name="Source_20_Text">len(s) // 2</text:span> characters in <text:span text:style-name="Source_20_Text">s</text:span> that are the same character. </text:p>
      <text:h text:style-name="Heading_20_3" text:outline-level="3">Question 4</text:h>
      <text:p text:style-name="Text_20_body">In one of the Week 6 lecture videos, we wrote the function <text:span text:style-name="Source_20_Text">shift_left</text:span>. Consider this function, which shifts in the other direction: </text:p>
      <text:p text:style-name="Preformatted_20_Text">def shift_right(L):</text:p>
      <text:p text:style-name="Preformatted_20_Text"><text:s text:c="4"/>''' (list) -&gt; NoneType</text:p>
      <text:p text:style-name="Preformatted_20_Text"/>
      <text:p text:style-name="Preformatted_20_Text"><text:s text:c="4"/>Shift each item in L one position to the right</text:p>
      <text:p text:style-name="Preformatted_20_Text"><text:s text:c="4"/>and shift the last item to the first position.</text:p>
      <text:p text:style-name="Preformatted_20_Text"/>
      <text:p text:style-name="Preformatted_20_Text"><text:s text:c="4"/>Precondition: len(L) &gt;= 1</text:p>
      <text:p text:style-name="Preformatted_20_Text"><text:s text:c="4"/>'''</text:p>
      <text:p text:style-name="Preformatted_20_Text"/>
      <text:p text:style-name="Preformatted_20_Text"><text:s text:c="4"/>last_item = L[-1]</text:p>
      <text:p text:style-name="Preformatted_20_Text"/>
      <text:p text:style-name="Preformatted_20_Text"><text:s text:c="4"/># MISSING CODE GOES HERE</text:p>
      <text:p text:style-name="Preformatted_20_Text"/>
      <text:p text:style-name="P4"><text:s text:c="4"/>L[0] = last_item</text:p>
      <text:p text:style-name="Text_20_body">Select the code fragment that correctly completes function <text:span text:style-name="Source_20_Text">shift_right</text:span>. <text:line-break/><text:line-break/><text:span text:style-name="Strong_20_Emphasis">Hint:</text:span> the correct answer works from the end to the beginning of <text:span text:style-name="Source_20_Text">L</text:span>.</text:p>
      <text:p text:style-name="Preformatted_20_Text"><text:s text:c="4"/>for i in range(1, len(L)):</text:p>
      <text:p text:style-name="P4"><text:s text:c="8"/>L[i] = L[i + 1]</text:p>
      <text:p text:style-name="Preformatted_20_Text"><text:soft-page-break/><text:s text:c="4"/>for i in range(len(L) - 1):</text:p>
      <text:p text:style-name="P4"><text:s text:c="8"/>L[i] = L[i + 1]</text:p>
      <text:p text:style-name="Preformatted_20_Text"><text:s text:c="4"/><text:span text:style-name="T1">for i in range(1, len(L)):</text:span></text:p>
      <text:p text:style-name="P6"><text:s text:c="8"/>L[len(L) - i] = L[len(L) - i - 1]</text:p>
      <text:p text:style-name="Preformatted_20_Text"><text:s text:c="4"/>for i in range(len(L)):</text:p>
      <text:p text:style-name="P4"><text:s text:c="8"/>L[i + 1] = L[i]</text:p>
      <text:h text:style-name="Heading_20_3" text:outline-level="3">Question 5</text:h>
      <text:p text:style-name="Text_20_body">Consider the code (these type contracts get a little tough to write!): </text:p>
      <text:p text:style-name="Preformatted_20_Text">def make_pairs(list1, list2):</text:p>
      <text:p text:style-name="Preformatted_20_Text"><text:s text:c="4"/>''' (list of str, list of int) -&gt; list of [str, int] list</text:p>
      <text:p text:style-name="Preformatted_20_Text"><text:s text:c="4"/></text:p>
      <text:p text:style-name="Preformatted_20_Text"><text:s text:c="4"/>Return a new list in which each item is a 2-item list with the string from the</text:p>
      <text:p text:style-name="Preformatted_20_Text"><text:s text:c="4"/>corresponding position of list1 and the int from the corresponding position of list2.</text:p>
      <text:p text:style-name="Preformatted_20_Text"><text:s text:c="4"/></text:p>
      <text:p text:style-name="Preformatted_20_Text"><text:s text:c="4"/>Precondition: len(list1) == len(list2)</text:p>
      <text:p text:style-name="Preformatted_20_Text"><text:s text:c="4"/></text:p>
      <text:p text:style-name="Preformatted_20_Text"><text:s text:c="4"/>&gt;&gt;&gt; make_pairs(['A', 'B', 'C'], [1, 2, 3])</text:p>
      <text:p text:style-name="Preformatted_20_Text"><text:s text:c="4"/>[['A', 1], ['B', 2], ['C', 3]]</text:p>
      <text:p text:style-name="Preformatted_20_Text"><text:s text:c="4"/>'''</text:p>
      <text:p text:style-name="Preformatted_20_Text"><text:s text:c="4"/></text:p>
      <text:p text:style-name="Preformatted_20_Text"><text:s text:c="4"/>pairs = []</text:p>
      <text:p text:style-name="Preformatted_20_Text"><text:s text:c="4"/></text:p>
      <text:p text:style-name="Preformatted_20_Text"><text:s text:c="4"/># CODE MISSING HERE</text:p>
      <text:p text:style-name="Preformatted_20_Text"><text:s text:c="8"/></text:p>
      <text:p text:style-name="P4"><text:s text:c="4"/>return pairs</text:p>
      <text:p text:style-name="Text_20_body">Select the code fragment(s) that make the function above match its docstring description.</text:p>
      <text:p text:style-name="Preformatted_20_Text"><text:s text:c="4"/>inner_list = []</text:p>
      <text:p text:style-name="Preformatted_20_Text"><text:s text:c="4"/>for i in range(len(list1)):</text:p>
      <text:p text:style-name="Preformatted_20_Text"><text:s text:c="8"/>inner_list.append(list1[i])</text:p>
      <text:p text:style-name="Preformatted_20_Text"><text:s text:c="8"/>inner_list.append(list2[i])</text:p>
      <text:p text:style-name="P4"><text:s text:c="8"/>pairs.append(inner_list)<office:annotation><dc:creator>Unknown Author</dc:creator><dc:date>2012-10-29T11:48:16.57</dc:date><text:p text:style-name="P19"><text:span text:style-name="T5">Returns [['A', 1, 'B', 2, 'C', 3], ['A', 1, 'B', 2, 'C', 3], ['A', 1, 'B', 2, 'C', 3]] – the whole set of 3 letters &amp; <text:s/>3 values gets appended 3 times, and it's a 6-item list, rather than three 2-item lists – inner_list should be inside the first loop, as in option 4 below</text:span></text:p></office:annotation></text:p>
      <text:p text:style-name="Preformatted_20_Text"><text:s text:c="4"/>for i in range(len(list1)):</text:p>
      <text:p text:style-name="Preformatted_20_Text"><text:s text:c="8"/>inner_list = []</text:p>
      <text:p text:style-name="Preformatted_20_Text"><text:s text:c="8"/>inner_list.append(list1[i])</text:p>
      <text:p text:style-name="Preformatted_20_Text"><text:s text:c="8"/>inner_list.append(list2[i])</text:p>
      <text:p text:style-name="P4"><text:s text:c="4"/>pairs.append(inner_list)<office:annotation><dc:creator>Unknown Author</dc:creator><dc:date>2012-10-29T11:47:07.57</dc:date><text:p text:style-name="P19"><text:span text:style-name="T5">Returns only [['C', 3]] – inner_list gets reset for every item in range, so at the end, there's only [['C', 3]] to return &amp; append to pairs</text:span></text:p></office:annotation></text:p>
      <text:p text:style-name="Preformatted_20_Text"><text:s text:c="4"/><text:span text:style-name="T1">for i in range(len(list1)):</text:span></text:p>
      <text:p text:style-name="P6"><text:s text:c="8"/>pairs.append([list1[i], list2[i]])</text:p>
      <text:p text:style-name="Preformatted_20_Text"><text:s text:c="4"/><text:span text:style-name="T1">for i in range(len(list1)):</text:span></text:p>
      <text:p text:style-name="P2"><text:s text:c="8"/>inner_list = []</text:p>
      <text:p text:style-name="P2"><text:s text:c="8"/>inner_list.append(list1[i])</text:p>
      <text:p text:style-name="P2"><text:s text:c="8"/>inner_list.append(list2[i])</text:p>
      <text:p text:style-name="P6"><text:s text:c="8"/>pairs.append(inner_list)</text:p>
      <text:h text:style-name="Heading_20_3" text:outline-level="3">Question 6</text:h>
      <text:p text:style-name="P17">Consider the code: </text:p>
      <text:p text:style-name="P5"><text:soft-page-break/>values = [[1, 2, 3], [4, 5, 6], [7, 8, 9]]</text:p>
      <text:p text:style-name="P13">Using <text:span text:style-name="Source_20_Text">values</text:span> and indexing with <text:span text:style-name="T3">non-negative indices</text:span>, write an expression that produces <text:span text:style-name="Source_20_Text">5</text:span>. Do not use any parentheses.</text:p>
      <text:p text:style-name="P18">values[1][1]</text:p>
      <text:h text:style-name="Heading_20_3" text:outline-level="3">Question 7</text:h>
      <text:p text:style-name="P17">Consider the code: </text:p>
      <text:p text:style-name="P5">treats = [['apple', 'pie'], ['vanilla', 'ice-cream'], ['chocolate', 'cake']]</text:p>
      <text:p text:style-name="P13">Using <text:span text:style-name="Source_20_Text">treats</text:span> and indexing with <text:span text:style-name="T3">only negative indices</text:span>, write an expression that produces <text:span text:style-name="Source_20_Text">'pie'</text:span>. Do not use any parentheses.</text:p>
      <text:p text:style-name="P18">treats[-3][-1]</text:p>
      <text:h text:style-name="Heading_20_3" text:outline-level="3">Question 8</text:h>
      <text:p text:style-name="Text_20_body">Consider the code: </text:p>
      <text:p text:style-name="Preformatted_20_Text">for i in range(2, 5):</text:p>
      <text:p text:style-name="Preformatted_20_Text"><text:s text:c="2"/>for j in range(4, 9):</text:p>
      <text:p text:style-name="P4"><text:s text:c="4"/>print(i, j)</text:p>
      <text:p text:style-name="P11">Trace the code above in the Python Visualizer. How many times is <text:span text:style-name="Source_20_Text">print(i, j)</text:span> executed?</text:p>
      <text:p text:style-name="P11">3 </text:p>
      <text:p text:style-name="P11">24 </text:p>
      <text:p text:style-name="P11">5 </text:p>
      <text:p text:style-name="P18">15 </text:p>
      <text:h text:style-name="Heading_20_3" text:outline-level="3">Question 9</text:h>
      <text:p text:style-name="Text_20_body">Consider the code: </text:p>
      <text:p text:style-name="Preformatted_20_Text">def contains(value, lst):</text:p>
      <text:p text:style-name="Preformatted_20_Text"><text:s text:c="4"/>''' (object, list of list) -&gt; bool</text:p>
      <text:p text:style-name="Preformatted_20_Text"/>
      <text:p text:style-name="Preformatted_20_Text"><text:s text:c="4"/>Return whether value is an element of one of the nested lists in lst.</text:p>
      <text:p text:style-name="Preformatted_20_Text"/>
      <text:p text:style-name="Preformatted_20_Text"><text:s text:c="4"/>&gt;&gt;&gt; contains('moogah', [[70, 'blue'], [1.24, 90, 'moogah'], [80, 100]])</text:p>
      <text:p text:style-name="Preformatted_20_Text"><text:s text:c="4"/>True</text:p>
      <text:p text:style-name="Preformatted_20_Text"><text:s text:c="4"/>'''</text:p>
      <text:p text:style-name="Preformatted_20_Text"/>
      <text:p text:style-name="Preformatted_20_Text"><text:s text:c="4"/>found = False <text:s/># We have not yet found value in the list.</text:p>
      <text:p text:style-name="Preformatted_20_Text"/>
      <text:p text:style-name="Preformatted_20_Text"><text:s text:c="4"/># CODE MISSING HERE</text:p>
      <text:p text:style-name="Preformatted_20_Text"/>
      <text:p text:style-name="P4"><text:s text:c="4"/>return found</text:p>
      <text:p text:style-name="Text_20_body">Select the code fragment(s) that make the function above match its docstring description.</text:p>
      <text:p text:style-name="Preformatted_20_Text"><text:s text:c="4"/>for item in lst:</text:p>
      <text:p text:style-name="Preformatted_20_Text"><text:s text:c="8"/>if value == item:</text:p>
      <text:p text:style-name="P4"><text:s text:c="12"/>value = True<office:annotation><dc:creator>Unknown Author</dc:creator><dc:date>2012-10-29T11:57:26.59</dc:date><text:p text:style-name="P19"><text:span text:style-name="T5">Returns False for docstring example – this looks only at the sublists (here “item”) as a whole, not at their individual items</text:span></text:p></office:annotation></text:p>
      <text:p text:style-name="Preformatted_20_Text"><text:s text:c="4"/><text:span text:style-name="T1">for sublist in lst:</text:span></text:p>
      <text:p text:style-name="P2"><text:s text:c="8"/>if value in sublist:</text:p>
      <text:p text:style-name="P6"><text:s text:c="12"/>found = True</text:p>
      <text:p text:style-name="Preformatted_20_Text"><text:soft-page-break/><text:s text:c="4"/>for i in range(len(lst)):</text:p>
      <text:p text:style-name="Preformatted_20_Text"><text:s text:c="8"/>for j in range(len(lst[i])):</text:p>
      <text:p text:style-name="P4"><text:s text:c="12"/>found = (lst[i][j] == value)<office:annotation><dc:creator>Unknown Author</dc:creator><dc:date>2012-10-29T11:55:52.59</dc:date><text:p text:style-name="P19"><text:span text:style-name="T5">Returns False for docstring example – this goes through the whole range changing the value of found for each comparison with value</text:span></text:p></office:annotation></text:p>
      <text:p text:style-name="Preformatted_20_Text"><text:s text:c="4"/><text:span text:style-name="T1">for i in range(len(lst)):</text:span></text:p>
      <text:p text:style-name="P2"><text:s text:c="8"/>for j in range(len(lst[i])):</text:p>
      <text:p text:style-name="P2"><text:s text:c="12"/>if lst[i][j] == value:</text:p>
      <text:p text:style-name="P6"><text:s text:c="16"/>found = True</text:p>
      <text:h text:style-name="Heading_20_3" text:outline-level="3">Question 10</text:h>
      <text:p text:style-name="Text_20_body">A file has a section at the top that has a preamble describing the contents of the file, then a blank line, then a list of high temperatures for each day in January all on one line, then a list of high temperatures for each day in February all on one line, then lists for March, April, and so on through December, each on one line. There are thousands of lines of information after that temperature data that you aren't currently interested in.</text:p>
      <text:p text:style-name="Text_20_body">You want to write a program that prints the average of the high temperatures in January. Which of the four file-reading approaches should you use?</text:p>
      <text:p text:style-name="Text_20_body">Hint: review the Reading Files lecture.</text:p>
      <text:p text:style-name="P11">The <text:span text:style-name="Source_20_Text">read</text:span> approach </text:p>
      <text:p text:style-name="P11"><text:span text:style-name="T1">The </text:span><text:span text:style-name="Source_20_Text"><text:span text:style-name="T1">readline</text:span></text:span><text:span text:style-name="T1"> approach </text:span></text:p>
      <text:p text:style-name="P11">The <text:span text:style-name="Source_20_Text">for </text:span><text:span text:style-name="Source_20_Text"><text:span text:style-name="T4">line</text:span></text:span><text:span text:style-name="Source_20_Text"> in </text:span><text:span text:style-name="Source_20_Text"><text:span text:style-name="T4">file</text:span></text:span> approach </text:p>
      <text:p text:style-name="Text_20_body">The <text:span text:style-name="Source_20_Text">readlines</text:span> approach </text:p>
      <text:h text:style-name="Heading_20_3" text:outline-level="3">Question 11</text:h>
      <text:p text:style-name="Text_20_body">Consider the code: </text:p>
      <text:p text:style-name="Preformatted_20_Text"># data_file refers to a file open for reading.</text:p>
      <text:p text:style-name="Preformatted_20_Text">for line in data_file:</text:p>
      <text:p text:style-name="P4"><text:s text:c="4"/>print(line)</text:p>
      <text:p text:style-name="P11">The program above prints the lines of the file but adds an extra blank line after each line. Select the code fragment(s) that when used as replacement(s) for <text:span text:style-name="Source_20_Text">print(line)</text:span> will print the lines without extra blank lines. <text:line-break/><text:line-break/>Note: use <text:span text:style-name="Source_20_Text">help</text:span> to find out information about any functions or methods that you are not familiar with.</text:p>
      <text:p text:style-name="P11"><text:span text:style-name="Source_20_Text">print(line.strip())</text:span> </text:p>
      <text:p text:style-name="P11"><text:span text:style-name="Source_20_Text"><text:span text:style-name="T1">print(line.rstrip('\n'))</text:span></text:span><text:span text:style-name="T1"> </text:span></text:p>
      <text:p text:style-name="P11"><text:span text:style-name="Source_20_Text">print(line - '\n')</text:span> <office:annotation><dc:creator>Unknown Author</dc:creator><dc:date>2012-10-29T12:48:27.59</dc:date><text:p text:style-name="P19"><text:span text:style-name="T5">This gives a syntax error – subtraction isn't an option here</text:span></text:p></office:annotation></text:p>
      <text:p text:style-name="Text_20_body"><text:span text:style-name="Source_20_Text"><text:span text:style-name="T1">print(line, end='')</text:span></text:span><text:span text:style-name="T1"> </text:span></text:p>
      <text:p text:style-name="Text_20_body"/>
      <text:p text:style-name="Standard">strip(...)</text:p>
      <text:p text:style-name="Standard"><text:s text:c="4"/>S.strip([chars]) -&gt; str</text:p>
      <text:p text:style-name="Standard"><text:s text:c="4"/></text:p>
      <text:p text:style-name="Standard"><text:s text:c="4"/>Return a copy of the string S with leading and trailing</text:p>
      <text:p text:style-name="Standard"><text:s text:c="4"/>whitespace removed.</text:p>
      <text:p text:style-name="Standard"><text:s text:c="4"/>If chars is given and not None, remove characters in chars instead.</text:p>
      <text:p text:style-name="Standard"/>
      <text:p text:style-name="Standard">&gt;&gt;&gt; help(str.rstrip)</text:p>
      <text:p text:style-name="Standard"><text:soft-page-break/>Help on method_descriptor:</text:p>
      <text:p text:style-name="Standard"/>
      <text:p text:style-name="Standard">rstrip(...)</text:p>
      <text:p text:style-name="Standard"><text:s text:c="4"/>S.rstrip([chars]) -&gt; str</text:p>
      <text:p text:style-name="Standard"><text:s text:c="4"/></text:p>
      <text:p text:style-name="Standard"><text:s text:c="4"/>Return a copy of the string S with trailing whitespace removed.</text:p>
      <text:p text:style-name="Standard"><text:s text:c="4"/>If chars is given and not None, remove characters in chars instead.</text:p>
      <text:p text:style-name="Standard"/>
      <text:p text:style-name="Standard">&gt;&gt;&gt; </text:p>
      <text:h text:style-name="Heading_20_3" text:outline-level="3">Question 12</text:h>
      <text:p text:style-name="Text_20_body">Consider the code: </text:p>
      <text:p text:style-name="Preformatted_20_Text">def lines_startswith(file, letter):</text:p>
      <text:p text:style-name="Preformatted_20_Text"><text:s text:c="4"/>'''(file open for reading, str) -&gt; list of str</text:p>
      <text:p text:style-name="Preformatted_20_Text"/>
      <text:p text:style-name="Preformatted_20_Text"><text:s text:c="4"/>Return the list of lines from file that begin with letter. The lines should have the</text:p>
      <text:p text:style-name="Preformatted_20_Text"><text:s text:c="4"/>newline removed.</text:p>
      <text:p text:style-name="Preformatted_20_Text"/>
      <text:p text:style-name="Preformatted_20_Text"><text:s text:c="4"/>Precondition: len(letter) == 1</text:p>
      <text:p text:style-name="Preformatted_20_Text"><text:s text:c="4"/>'''</text:p>
      <text:p text:style-name="Preformatted_20_Text"/>
      <text:p text:style-name="Preformatted_20_Text"><text:s text:c="4"/>matches = []</text:p>
      <text:p text:style-name="Preformatted_20_Text"/>
      <text:p text:style-name="Preformatted_20_Text"><text:s text:c="4"/># CODE MISSING HERE</text:p>
      <text:p text:style-name="Preformatted_20_Text"/>
      <text:p text:style-name="P4"><text:s text:c="4"/>return matches</text:p>
      <text:p text:style-name="Text_20_body">Select the code fragment(s) that make the function above match its docstring description.</text:p>
      <text:p text:style-name="Preformatted_20_Text"><text:s text:c="4"/><text:span text:style-name="T1">for line in file:</text:span></text:p>
      <text:p text:style-name="P2"><text:s text:c="8"/>if letter == line[0]:</text:p>
      <text:p text:style-name="P6"><text:s text:c="12"/>matches.append(line.rstrip('\n'))</text:p>
      <text:p text:style-name="Preformatted_20_Text"><text:s text:c="4"/><text:span text:style-name="T1">for line in file:</text:span></text:p>
      <text:p text:style-name="P2"><text:s text:c="8"/>if line.startswith(letter):</text:p>
      <text:p text:style-name="P6"><text:s text:c="12"/>matches.append(line.rstrip('\n'))</text:p>
      <text:p text:style-name="Preformatted_20_Text"><text:s text:c="4"/>for line in file:</text:p>
      <text:p text:style-name="P4"><text:s text:c="8"/>matches.append(line.startswith(letter)<office:annotation><dc:creator>Unknown Author</dc:creator><dc:date>2012-10-29T13:12:30.60</dc:date><text:p text:style-name="P19"><text:span text:style-name="T5">This tries to apply strip to a Boolean value (“startswith”)</text:span></text:p></office:annotation>.rstrip('\n'))</text:p>
      <text:p text:style-name="Preformatted_20_Text"><text:s text:c="4"/>for line in file:</text:p>
      <text:p text:style-name="Preformatted_20_Text"><text:s text:c="8"/>if letter in line:<office:annotation><dc:creator>Unknown Author</dc:creator><dc:date>2012-10-29T13:18:00.60</dc:date><text:p text:style-name="P19"><text:span text:style-name="T5">This is not looking for the starting letter ONLY</text:span></text:p></office:annotation></text:p>
      <text:p text:style-name="P4"><text:s text:c="12"/>matches.append(line.rstrip('\n'))</text:p>
      <text:h text:style-name="Heading_20_3" text:outline-level="3">Question 13</text:h>
      <text:p text:style-name="Text_20_body">Consider the code: </text:p>
      <text:p text:style-name="Preformatted_20_Text">def write_to_file(file, sentences):</text:p>
      <text:p text:style-name="Preformatted_20_Text"><text:s text:c="4"/>'''(file open for writing, list of str) -&gt; NoneType</text:p>
      <text:p text:style-name="Preformatted_20_Text"/>
      <text:p text:style-name="Preformatted_20_Text"><text:s text:c="4"/>Write each sentence from sentences to file, one per line.</text:p>
      <text:p text:style-name="Preformatted_20_Text"/>
      <text:p text:style-name="Preformatted_20_Text"><text:s text:c="4"/>Precondition: the sentences contain no newlines.</text:p>
      <text:p text:style-name="Preformatted_20_Text"><text:s text:c="4"/>'''</text:p>
      <text:p text:style-name="Preformatted_20_Text"/>
      <text:p text:style-name="P4"><text:s text:c="4"/># CODE MISSING HERE</text:p>
      <text:p text:style-name="Text_20_body"><text:soft-page-break/>Select the code fragment(s) that make the function above match its docstring description.</text:p>
      <text:p text:style-name="Preformatted_20_Text"><text:s text:c="4"/>for s in sentences:</text:p>
      <text:p text:style-name="Preformatted_20_Text"><text:s text:c="8"/>file.write(s)</text:p>
      <text:p text:style-name="P4"><text:s text:c="4"/>file.write('\n')</text:p>
      <text:p text:style-name="Preformatted_20_Text"><text:s text:c="4"/>for s in sentences:</text:p>
      <text:p text:style-name="P4"><text:s text:c="8"/>file.write(s)</text:p>
      <text:p text:style-name="P4"><text:s text:c="4"/>file.write(sentences)</text:p>
      <text:p text:style-name="Preformatted_20_Text"><text:s text:c="4"/><text:span text:style-name="T1">for s in sentences:</text:span></text:p>
      <text:p text:style-name="P6"><text:s text:c="8"/>file.write(s + '\n')</text:p>
      <text:p text:style-name="Preformatted_20_Text"><text:s text:c="4"/><text:span text:style-name="T1">for s in sentences:</text:span></text:p>
      <text:p text:style-name="P2"><text:s text:c="8"/>file.write(s)</text:p>
      <text:p text:style-name="P6"><text:s text:c="8"/>file.write('\n')</text:p>
      <text:p text:style-name="P1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8T09:54:01.26</meta:creation-date>
    <meta:generator>OpenOffice.org/3.4$Win32 OpenOffice.org_project/340m1$Build-9590</meta:generator>
    <dc:date>2013-03-08T16:42:22.72</dc:date>
    <meta:editing-duration>PT6H13M17S</meta:editing-duration>
    <meta:editing-cycles>80</meta:editing-cycles>
    <meta:document-statistic meta:table-count="1" meta:image-count="0" meta:object-count="0" meta:page-count="16" meta:paragraph-count="609" meta:word-count="3461" meta:character-count="21224"/>
  </office:meta>
</office:document-meta>
</file>